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7"/>
        </table:table-row>
        <table:table-row table:style-name="ro3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1009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999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 table:number-columns-repeated="998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 table:number-columns-repeated="998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 table:number-columns-repeated="998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 table:number-columns-repeated="998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 table:number-columns-repeated="998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table:number-columns-repeated="997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table:number-columns-repeated="997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table:number-columns-repeated="997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997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table:number-columns-repeated="997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table:number-columns-repeated="997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table:number-columns-repeated="997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table:number-columns-repeated="997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table:number-columns-repeated="997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table:number-columns-repeated="997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table:number-columns-repeated="997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table:number-columns-repeated="997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999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999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999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999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999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008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008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008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07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07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07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07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1006"/>
        </table:table-row>
        <table:table-row table:style-name="ro3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3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3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3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/00/0000</text:date>, <text:time style:data-style-name="N2" text:time-value="0000-00-00T21:17: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0T01:26:28</dc:date>
    <meta:editing-duration>PT17H28M</meta:editing-duration>
    <meta:editing-cycles>133</meta:editing-cycles>
    <meta:generator>LibreOffice/4.0.4.2$Linux_x86 LibreOffice_project/400m0$Build-2</meta:generator>
    <meta:document-statistic meta:table-count="1" meta:cell-count="188" meta:object-count="0"/>
  </office:meta>
</office:document-meta>
</file>